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300000630D148476A8BBE634C.jpg" manifest:media-type="image/jpeg"/>
  <manifest:file-entry manifest:full-path="Pictures/100000000000020000000200D5B7D6362C87871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putMonoCompressed" svg:font-family="InputMonoCompressed" style:font-pitch="fixed"/>
    <style:font-face style:name="InputMonoCompressed1" svg:font-family="InputMonoCompress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254cm" draw:marker-end="Triangle" draw:marker-end-width="0.076cm" draw:fill="solid" draw:fill-color="#ffffff" draw:opacity="87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fo:min-height="0cm" fo:min-width="0cm" fo:padding-top="0.138cm" fo:padding-bottom="0.138cm" fo:padding-left="0.263cm" fo:padding-right="0.263cm" draw:shadow-opacity="87%"/>
    </style:style>
    <style:style style:name="gr3" style:family="graphic" style:parent-style-name="objectwithoutfill">
      <style:graphic-properties svg:stroke-width="0.025cm" draw:marker-start-width="0.254cm" draw:marker-end="Triangle" draw:marker-end-width="0.152cm" draw:fill="none" draw:textarea-vertical-align="middle" fo:padding-top="0.138cm" fo:padding-bottom="0.138cm" fo:padding-left="0.263cm" fo:padding-right="0.263cm"/>
    </style:style>
    <style:style style:name="gr4" style:family="graphic" style:parent-style-name="objectwithoutfill">
      <style:graphic-properties svg:stroke-width="0.025cm" svg:stroke-color="#000000" draw:marker-start-width="0.254cm" draw:marker-end="Triangle" draw:marker-end-width="0.152cm" draw:fill="none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draw:marker-start-width="0.254cm" draw:marker-end="Triangle" draw:marker-end-width="0.076cm" draw:fill="none" draw:textarea-horizontal-align="justify" draw:textarea-vertical-align="middle" draw:auto-grow-height="true" fo:min-height="0cm" fo:min-width="0cm" fo:padding-top="0.138cm" fo:padding-bottom="0.138cm" fo:padding-left="0.263cm" fo:padding-right="0.263cm"/>
    </style:style>
    <style:style style:name="gr6" style:family="graphic" style:parent-style-name="standard">
      <style:graphic-properties svg:stroke-width="0.076cm" svg:stroke-color="#ffbf00" draw:marker-start-width="0.33cm" draw:marker-end="Triangle" draw:marker-end-width="0.152cm" draw:fill="none" draw:textarea-horizontal-align="justify" draw:textarea-vertical-align="middle" draw:auto-grow-height="true" fo:min-height="0cm" fo:min-width="0cm" fo:padding-top="0.163cm" fo:padding-bottom="0.163cm" fo:padding-left="0.288cm" fo:padding-right="0.288cm"/>
    </style:style>
    <style:style style:name="gr7" style:family="graphic" style:parent-style-name="standard">
      <style:graphic-properties svg:stroke-width="0.076cm" draw:marker-start-width="0.33cm" draw:marker-end-width="0.33cm" draw:fill="none" draw:textarea-horizontal-align="justify" draw:textarea-vertical-align="middle" draw:auto-grow-height="false" fo:min-height="0cm" fo:min-width="0cm" fo:padding-top="0.163cm" fo:padding-bottom="0.163cm" fo:padding-left="0.288cm" fo:padding-right="0.288cm"/>
    </style:style>
    <style:style style:name="gr8" style:family="graphic" style:parent-style-name="standard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9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gr11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gr12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816cm" fo:min-width="0cm" fo:padding-top="-0.762cm" fo:padding-bottom="0cm" fo:padding-left="0.254cm" fo:padding-right="0cm"/>
      <style:paragraph-properties style:writing-mode="lr-tb"/>
    </style:style>
    <style:style style:name="gr13" style:family="graphic" style:parent-style-name="standard" style:list-style-name="L1">
      <style:graphic-properties svg:stroke-width="0.076cm" svg:stroke-color="#000000" draw:marker-start-width="0.33cm" draw:marker-end-width="0.33cm" draw:fill="none" draw:textarea-horizontal-align="justify" draw:textarea-vertical-align="middle" draw:auto-grow-height="false" fo:min-height="0.054cm" fo:min-width="0cm" fo:padding-top="0cm" fo:padding-bottom="0cm" fo:padding-left="0.508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87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style:font-name="InputMonoCompressed" fo:font-size="18pt" style:font-size-asian="18pt" style:font-size-complex="18pt"/>
    </style:style>
    <style:style style:name="P6" style:family="paragraph">
      <loext:graphic-properties draw:fill="none"/>
      <style:paragraph-properties fo:margin-left="0cm" fo:margin-right="0cm" fo:text-align="center" fo:text-indent="0cm" style:writing-mode="lr-tb"/>
      <style:text-properties style:font-name="InputMonoCompressed"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 style:writing-mode="lr-tb"/>
      <style:text-properties style:font-name="InputMonoCompressed" fo:font-size="18pt" style:letter-kerning="true" style:font-size-asian="18pt" style:font-size-complex="18pt"/>
    </style:style>
    <style:style style:name="P8" style:family="paragraph">
      <loext:graphic-properties draw:fill="none"/>
      <style:paragraph-properties fo:margin-left="0cm" fo:margin-right="0cm" fo:text-align="center" fo:text-indent="0cm" style:writing-mode="lr-tb"/>
      <style:text-properties style:font-name="InputMonoCompressed" fo:font-size="18pt" style:letter-kerning="true" style:font-size-asian="18pt" style:font-size-complex="18pt"/>
    </style:style>
    <style:style style:name="P9" style:family="paragraph">
      <style:paragraph-properties fo:text-align="center" style:writing-mode="lr-tb"/>
      <style:text-properties style:font-name="InputMonoCompressed"/>
    </style:style>
    <style:style style:name="P10" style:family="paragraph">
      <loext:graphic-properties draw:fill="none"/>
      <style:paragraph-properties fo:text-align="center" style:writing-mode="lr-tb"/>
      <style:text-properties style:font-name="InputMonoCompressed"/>
    </style:style>
    <style:style style:name="T1" style:family="text">
      <style:text-properties style:font-name="InputMonoCompressed" fo:font-size="18pt" style:letter-kerning="true" style:font-size-asian="18pt" style:font-size-complex="18pt"/>
    </style:style>
    <style:style style:name="T2" style:family="text">
      <style:text-properties style:font-name="InputMonoCompre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12cm" svg:height="7.751cm" svg:x="7.61cm" svg:y="7.536cm">
          <draw:image xlink:href="Pictures/10000000000006A300000630D148476A8BBE634C.jpg" xlink:type="simple" xlink:show="embed" xlink:actuate="onLoad" draw:mime-type="image/jpeg">
            <text:p/>
          </draw:image>
        </draw:frame>
        <draw:custom-shape draw:style-name="gr2" draw:text-style-name="P2" draw:layer="layout" svg:width="7.62cm" svg:height="6.35cm" svg:x="7.667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95cm" svg:y1="11.126cm" svg:x2="11.512cm" svg:y2="13.872cm">
          <text:p/>
        </draw:line>
        <draw:line draw:style-name="gr3" draw:text-style-name="P3" draw:layer="layout" svg:x1="10.956cm" svg:y1="11.148cm" svg:x2="11.448cm" svg:y2="13.88cm">
          <text:p/>
        </draw:line>
        <draw:line draw:style-name="gr3" draw:text-style-name="P3" draw:layer="layout" svg:x1="10.616cm" svg:y1="11.564cm" svg:x2="11.43cm" svg:y2="13.885cm">
          <text:p/>
        </draw:line>
        <draw:line draw:style-name="gr3" draw:text-style-name="P3" draw:layer="layout" svg:x1="11.486cm" svg:y1="11.02cm" svg:x2="11.477cm" svg:y2="13.872cm">
          <text:p/>
        </draw:line>
        <draw:line draw:style-name="gr3" draw:text-style-name="P3" draw:layer="layout" svg:x1="14.44cm" svg:y1="6.156cm" svg:x2="13.957cm" svg:y2="8.902cm">
          <text:p/>
        </draw:line>
        <draw:line draw:style-name="gr3" draw:text-style-name="P3" draw:layer="layout" svg:x1="13.401cm" svg:y1="6.178cm" svg:x2="13.893cm" svg:y2="8.91cm">
          <text:p/>
        </draw:line>
        <draw:line draw:style-name="gr3" draw:text-style-name="P3" draw:layer="layout" svg:x1="13.061cm" svg:y1="6.594cm" svg:x2="13.875cm" svg:y2="8.915cm">
          <text:p/>
        </draw:line>
        <draw:line draw:style-name="gr3" draw:text-style-name="P3" draw:layer="layout" svg:x1="13.931cm" svg:y1="6.05cm" svg:x2="13.922cm" svg:y2="8.902cm">
          <text:p/>
        </draw:line>
        <draw:line draw:style-name="gr4" draw:text-style-name="P4" draw:layer="layout" svg:x1="14.823cm" svg:y1="6.561cm" svg:x2="13.975cm" svg:y2="8.926cm">
          <text:p/>
        </draw:line>
        <draw:line draw:style-name="gr4" draw:text-style-name="P4" draw:layer="layout" svg:x1="12.378cm" svg:y1="11.531cm" svg:x2="11.53cm" svg:y2="13.896cm">
          <text:p/>
        </draw:line>
        <draw:custom-shape draw:style-name="gr5" draw:text-style-name="P3" draw:layer="layout" svg:width="7.62cm" svg:height="5.08cm" svg:x="7.66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477cm" svg:y1="14.202cm" svg:x2="11.477cm" svg:y2="16.486cm">
          <text:p/>
        </draw:line>
        <draw:line draw:style-name="gr3" draw:text-style-name="P3" draw:layer="layout" svg:x1="7.667cm" svg:y1="11.44cm" svg:x2="7.667cm" svg:y2="13.98cm">
          <text:p/>
        </draw:line>
        <draw:line draw:style-name="gr3" draw:text-style-name="P3" draw:layer="layout" svg:x1="7.667cm" svg:y1="13.98cm" svg:x2="7.668cm" svg:y2="16.681cm">
          <text:p/>
        </draw:line>
        <draw:line draw:style-name="gr3" draw:text-style-name="P3" draw:layer="layout" svg:x1="15.287cm" svg:y1="11.403cm" svg:x2="15.287cm" svg:y2="13.943cm">
          <text:p/>
        </draw:line>
        <draw:line draw:style-name="gr3" draw:text-style-name="P3" draw:layer="layout" svg:x1="15.287cm" svg:y1="13.943cm" svg:x2="15.288cm" svg:y2="16.681cm">
          <text:p/>
        </draw:line>
        <draw:line draw:style-name="gr4" draw:text-style-name="P4" draw:layer="layout" svg:x1="13.828cm" svg:y1="11.153cm" svg:x2="12.597cm" svg:y2="11.351cm">
          <text:p/>
        </draw:line>
        <draw:line draw:style-name="gr3" draw:text-style-name="P3" draw:layer="layout" svg:x1="12.95cm" svg:y1="10.049cm" svg:x2="12.164cm" svg:y2="10.842cm">
          <text:p/>
        </draw:line>
        <draw:line draw:style-name="gr3" draw:text-style-name="P3" draw:layer="layout" svg:x1="10.046cm" svg:y1="10.144cm" svg:x2="10.784cm" svg:y2="10.855cm">
          <text:p/>
        </draw:line>
        <draw:line draw:style-name="gr3" draw:text-style-name="P3" draw:layer="layout" svg:x1="9.309cm" svg:y1="11.179cm" svg:x2="10.349cm" svg:y2="11.346cm">
          <text:p/>
        </draw:line>
        <draw:custom-shape draw:style-name="gr6" draw:text-style-name="P3" draw:layer="layout" svg:width="1.906cm" svg:height="1.27cm" svg:x="10.524cm" svg:y="10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48cm" svg:y1="9.732cm" svg:x2="11.48cm" svg:y2="10.669cm">
          <text:p/>
        </draw:line>
        <draw:custom-shape draw:style-name="gr7" draw:text-style-name="P3" draw:layer="layout" svg:width="0.076cm" svg:height="0.076cm" svg:x="8.93cm" svg:y="9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1.433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3.883cm" svg:y="9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7.686cm" svg:y="10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76cm" svg:height="0.076cm" svg:x="15.189cm" svg:y="10.876cm">
          <text:p text:style-name="P5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076cm" svg:height="0.076cm" svg:x="12.384cm" svg:y="11.339cm">
          <text:p text:style-name="P7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2.008cm" svg:y="10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1.453cm" svg:y="10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0.867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0.498cm" svg:y="11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76cm" svg:height="0.076cm" svg:x="11.437cm" svg:y="13.981cm">
          <text:p text:style-name="P7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9.053cm" svg:y="1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938cm" svg:y1="10.97cm" svg:x2="8.942cm" svg:y2="11.119cm">
          <text:p/>
        </draw:line>
        <draw:custom-shape draw:style-name="gr7" draw:text-style-name="P3" draw:layer="layout" svg:width="0.076cm" svg:height="0.076cm" svg:x="9.861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1cm" svg:y1="9.241cm" svg:x2="9.77cm" svg:y2="9.879cm">
          <text:p/>
        </draw:line>
        <draw:custom-shape draw:style-name="gr7" draw:text-style-name="P3" draw:layer="layout" svg:width="0.076cm" svg:height="0.076cm" svg:x="11.44cm" svg:y="9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48cm" svg:y1="8.519cm" svg:x2="11.478cm" svg:y2="9.428cm">
          <text:p/>
        </draw:line>
        <draw:custom-shape draw:style-name="gr5" draw:text-style-name="P3" draw:layer="layout" svg:width="4.941cm" svg:height="3.493cm" svg:x="9.076cm" svg:y="9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3.009cm" svg:y="9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8cm" svg:y1="9.188cm" svg:x2="13.147cm" svg:y2="9.852cm">
          <text:p/>
        </draw:line>
        <draw:custom-shape draw:style-name="gr8" draw:text-style-name="P10" draw:layer="layout" svg:width="0.076cm" svg:height="0.076cm" svg:x="13.962cm" svg:y="11.083cm">
          <text:p text:style-name="P9"><text:span text:style-name="T2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019cm" svg:y1="10.967cm" svg:x2="14.166cm" svg:y2="11.104cm">
          <text:p/>
        </draw:line>
        <draw:custom-shape draw:style-name="gr11" draw:text-style-name="P8" draw:layer="layout" svg:width="0.076cm" svg:height="0.076cm" svg:x="11.44cm" svg:y="16.616cm">
          <text:p text:style-name="P7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06cm" svg:height="1.27cm" svg:x="12.969cm" svg:y="5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076cm" svg:height="0.076cm" svg:x="14.829cm" svg:y="6.369cm">
          <text:p text:style-name="P7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4.453cm" svg:y="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3.898cm" svg:y="5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3.312cm" svg:y="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076cm" svg:height="0.076cm" svg:x="12.943cm" svg:y="6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076cm" svg:height="0.076cm" svg:x="13.882cm" svg:y="9.011cm">
          <text:p text:style-name="P7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putMonoCompressed" svg:font-family="InputMonoCompressed" style:font-pitch="fixed"/>
    <style:font-face style:name="InputMonoCompressed1" svg:font-family="InputMonoCompress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Fence" xlink:href="Pictures/100000000000020000000200D5B7D6362C878711.jp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5T13:04:11.563655215</meta:creation-date>
    <dc:date>2020-12-26T17:37:26.839713833</dc:date>
    <meta:editing-duration>PT2H40M57S</meta:editing-duration>
    <meta:editing-cycles>14</meta:editing-cycles>
    <meta:generator>LibreOffice/7.0.4.2$Linux_X86_64 LibreOffice_project/00$Build-2</meta:generator>
    <meta:document-statistic meta:object-count="54"/>
  </office:meta>
</office:document-meta>
</file>